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de2" officeooo:paragraph-rsid="00086d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gestões:</text:p>
      <text:p text:style-name="P1"/>
      <text:p text:style-name="P1">Sobre IA, conceitos básicos. <text:s text:c="75"/></text:p>
      <text:p text:style-name="P1">Matemática na computação, aplicações na área.</text:p>
      <text:p text:style-name="P1"><text:s/>Sobre programação embarcada e IOT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1:23:41.461425172</meta:creation-date>
    <dc:date>2025-09-26T11:28:08.351603894</dc:date>
    <meta:editing-duration>PT4M27S</meta:editing-duration>
    <meta:editing-cycles>1</meta:editing-cycles>
    <meta:generator>LibreOffice/25.2.5.2$Linux_X86_64 LibreOffice_project/520$Build-2</meta:generator>
    <meta:document-statistic meta:table-count="0" meta:image-count="0" meta:object-count="0" meta:page-count="1" meta:paragraph-count="4" meta:word-count="16" meta:character-count="194" meta:non-whitespace-character-count="105"/>
  </office:meta>
</office:document-meta>
</file>